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8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4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4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5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0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6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6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7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0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0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0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5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0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9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1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3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1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1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8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1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2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2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2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7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3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4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4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4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4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48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4</text:span><text:span text:style-name="T2"/></text:p>
      <text:p text:style-name="P2"><text:span text:style-name="T2"><text:line-break/></text:span><text:span text:style-name="T3">1. Welche Funktion haben beim ls-Befehl die Schalter<text:line-break/><text:line-break/>-R<text:tab/></text:span><text:span text:style-name="T4">Rekursiv<text:line-break/></text:span><text:span text:style-name="T5"><text:line-break/>-r<text:tab/></text:span><text:span text:style-name="T6">umgekehrte Reihenfolge</text:span><text:span text:style-name="T7"><text:line-break/></text:span><text:span text:style-name="T8"><text:line-break/>-S<text:tab/></text:span><text:span text:style-name="T9">nach Dateigröße sortieren</text:span><text:span text:style-name="T10"><text:line-break/></text:span><text:span text:style-name="T11"><text:line-break/>-t<text:tab/></text:span><text:span text:style-name="T12">nach zuletzt geänderten Dateien sortieren</text:span><text:span text:style-name="T13"><text:line-break/></text:span><text:span text:style-name="T14"><text:line-break/>2. Wohin kommen Sie nach Eingabe von<text:line-break/><text:line-break/>cd -<text:tab/></text:span><text:span text:style-name="T15">voriges Verzeichniss</text:span><text:span text:style-name="T16"><text:line-break/><text:line-break/>cd ~ <text:tab/></text:span><text:span text:style-name="T17">home-Verzeichnis des Users</text:span><text:span text:style-name="T18"><text:line-break/></text:span><text:span text:style-name="T19"><text:line-break/>cd .. <text:tab/></text:span><text:span text:style-name="T20">wechselt in höhere Verzeichnissebene</text:span><text:span text:style-name="T21"><text:line-break/><text:line-break/>3. Was bewirkt der Befehl mkdir -p?<text:line-break/></text:span><text:span text:style-name="T22"><text:line-break/>Soll ein Unterordner in einem noch nicht existierenden Ordner erstellt werden, wird der/die Ordner mit erstellt.<text:line-break/></text:span></text:p>
      <text:p text:style-name="P2"><text:span text:style-name="T23">4. Was bewirkt der Befehl<text:s/></text:span><text:span text:style-name="T24">rmdir -p</text:span><text:span text:style-name="T25">? <text:line-break/><text:line-break/></text:span><text:span text:style-name="T26">Der angegebene Unterordner wird inkl. angegebenem Ordner entfernt.</text:span><text:span text:style-name="T27"><text:line-break/><text:line-break/>5. Was bewirkt der Befehl<text:s/></text:span><text:span text:style-name="T28">cp -r und cp -R</text:span><text:span text:style-name="T29">? <text:line-break/></text:span></text:p>
      <text:p text:style-name="P2"><text:span text:style-name="T30">Beide Schalter bewirken bei dem Befehl eine rekursive Verarbeitung.</text:span><text:span text:style-name="T31"><text:line-break/><text:line-break/>6. Welche Funktion haben beim mv-Befehl die Schalter<text:line-break/><text:line-break/>-i<text:tab/></text:span><text:span text:style-name="T32">Interaktiver Modus, wartet auf Bestätigung(en) des Users</text:span><text:span text:style-name="T33"><text:line-break/><text:line-break/>-v<text:tab/></text:span><text:span text:style-name="T34">Ausführliche Ausgabe über die Aktion(en)<text:line-break/></text:span><text:span text:style-name="T35"><text:line-break/>7. Welche Funktion haben beim rm-Befehl die Schalter<text:line-break/><text:line-break/>-f<text:tab/>Erzwingungs-Modus<text:tab/><text:line-break/><text:line-break/>-i<text:tab/></text:span><text:span text:style-name="T36">Interaktiver Modus, wartet auf Bestätigung(en) des Users (j/n)</text:span><text:span text:style-name="T37"><text:line-break/><text:line-break/>-r bzw. -R<text:tab/><text:tab/></text:span><text:span text:style-name="T38">Beide Schalter bewirken bei dem Befehl eine rekursive Verarbeitung.</text:span><text:span text:style-name="T39"><text:line-break/><text:line-break/>8. Mit welchem man-Befehl können Sie nach Stichworten suchen? <text:line-break/><text:line-break/></text:span><text:span text:style-name="T40">man -k</text:span><text:span text:style-name="T41"><text:s/><text:line-break/><text:line-break/></text:span><text:span text:style-name="T42">9. Welcher Befehl löscht ein Verzeichnis samt Inhalt?</text:span><text:span text:style-name="T43"><text:s/><text:line-break/><text:line-break/></text:span><text:span text:style-name="T44">cp -r</text:span><text:span text:style-name="T45"><text:line-break/>tr -R<text:line-break/></text:span><text:span text:style-name="T46">rm -r</text:span><text:span text:style-name="T47"><text:line-break/>cd -r<text:line-break/>tac -R<text:line-break/><text:line-break/>10. Was bewirkt der Befehl<text:s/></text:span><text:span text:style-name="T48">cat -A</text:span><text:span text:style-name="T49">? <text:line-break/><text:line-break/></text:span><text:span text:style-name="T50">Alle Zeichen werden dargestellt (z.B. Zeilenumbrüche mit "$").</text:span><text:span text:style-name="T51"><text:line-break/></text:span><text:span text:style-name="T52"><text:line-break/></text:span><text:span text:style-name="T53">11. Was bewirkt der Befehl<text:s/></text:span><text:span text:style-name="T54">tail -f</text:span><text:span text:style-name="T55">?<text:s/></text:span><text:span text:style-name="T56"><text:line-break/><text:line-break/></text:span><text:span text:style-name="T57">Der angezeigte Inhalt wird in Echtzeit aktualisiert.</text:span><text:span text:style-name="T58"><text:line-break/><text:line-break/></text:span><text:span text:style-name="T59">12. Was bewirkt der Befehl<text:s/></text:span><text:span text:style-name="T60">sort -r -u</text:span><text:span text:style-name="T61">?<text:s text:c="2"/><text:line-break/></text:span><text:span text:style-name="T62"><text:line-break/></text:span><text:span text:style-name="T63">Der angezeigte Inhalt wird umgekehrt sortiert, ohne mehrfache gleiche Einträge, angezeigt.</text:span><text:span text:style-name="T64"><text:line-break/><text:line-break/></text:span><text:span text:style-name="T65">13. Welche Funktion haben beim wc-Befehl die Schalter</text:span><text:span text:style-name="T66"><text:line-break/><text:line-break/></text:span><text:span text:style-name="T67">-l</text:span><text:span text:style-name="T68"><text:tab/></text:span><text:span text:style-name="T69">Nur die Zeilenumbrüche werden gezählt.<text:line-break/></text:span><text:span text:style-name="T70"><text:line-break/></text:span><text:span text:style-name="T71">-w</text:span><text:span text:style-name="T72"><text:tab/></text:span><text:span text:style-name="T73">Nur die Wörter werden gezählt.<text:line-break/></text:span><text:span text:style-name="T74"><text:line-break/></text:span><text:span text:style-name="T75">14. Was bewirkt der Befehl<text:s/></text:span><text:span text:style-name="T76">less &lt; inhalt.txt</text:span><text:span text:style-name="T77">? <text:line-break/><text:line-break/></text:span><text:span text:style-name="T78">Der Inhalt der Datei wird an less weitergegeben und angezeigt.</text:span><text:span text:style-name="T79"><text:line-break/><text:line-break/>15. Welcher Unterschied besteht zwischen &gt; und &gt;&gt;?<text:line-break/><text:line-break/></text:span><text:span text:style-name="T80">Durch &gt;&gt; wird keine neue Datei erstellt, die Eingabe jedoch angehängt.</text:span><text:span text:style-name="T81"><text:line-break/><text:line-break/>16. Welche der folgenden Umleitungen leitet Fehlermeldungen (STDERR) um?<text:line-break/><text:line-break/>&gt;<text:line-break/>&gt;&gt;<text:line-break/></text:span><text:span text:style-name="T82">2&gt;</text:span><text:span text:style-name="T83"><text:line-break/>|<text:line-break/>&amp;1<text:line-break/><text:line-break/>17. Was bewirkt folgendes Kommando?<text:line-break/><text:line-break/>ls -la Documents/ &gt; liste.txt 2&gt; fehler.txt<text:s text:c="2"/><text:line-break/></text:span><text:span text:style-name="T84"><text:line-break/>Der komplette Inhalt des Ordners "Documents" wird in die Datei "liste.txt" geschrieben, während eventuelle Fehlermeldungen in die Datei "fehler.txt" geschrieben werden.<text:line-break/></text:span><text:span text:style-name="T85"><text:line-break/>18. Was bewirkt folgendes Kommando?<text:line-break/><text:line-break/>ls -la Documents/ &gt; liste_fehler.txt<text:s text:c="2"/>2&gt;&amp;1 | less<text:line-break/><text:line-break/></text:span><text:span text:style-name="T86">Der komplette Inhalt des Ordners "Documents" wird in die Datei "liste_fehler.txt" geschrieben, während eventuelle Fehlermeldungen aus dem Fehlerkanal umgeleitet und ebenfalls in die Datei geschrieben werden. Danach wird dies an "less" weitergeleitet und angezeigt.</text:span><text:span text:style-name="T87"><text:line-break/><text:s/></text:span><text:span text:style-name="T88"><text:line-break/>19. Was bewirkt dd beim vi-Editor?<text:line-break/><text:line-break/></text:span><text:span text:style-name="T89">Löscht die aktuelle Zeile.</text:span><text:span text:style-name="T90"><text:line-break/><text:line-break/>20. Was bewirkt D beim vi-Editor?<text:line-break/><text:line-break/></text:span><text:span text:style-name="T91"><text:line-break/><text:line-break/></text:span><text:span text:style-name="T92">21.</text:span><text:span text:style-name="T93"><text:s/></text:span><text:span text:style-name="T94">Was bewirkt esc + ZZ beim vi-Editor?<text:line-break/><text:line-break/></text:span><text:span text:style-name="T95">Speichern &amp;<text:s/></text:span><text:span text:style-name="T96">Beenden.</text:span><text:span text:style-name="T97"><text:line-break/><text:line-break/>22. Was bewirkt :wq beim vi-Editor?<text:line-break/><text:line-break/></text:span><text:span text:style-name="T98">Speichern &amp; Beenden.</text:span><text:span text:style-name="T99"><text:line-break/><text:line-break/>23. Was bewirkt "</text:span><text:span text:style-name="T100">Befehl1 | Befehl2"</text:span><text:span text:style-name="T101">?<text:line-break/><text:line-break/></text:span><text:span text:style-name="T102">Die Ausgabe durch Befehl1 wird an Befehl2 weitergegeben.</text:span><text:span text:style-name="T103"><text:line-break/><text:line-break/></text:span><text:span text:style-name="T104">24. Was bewirkt "</text:span><text:span text:style-name="T105">Befehl1 ; Befehl2"</text:span><text:span text:style-name="T106">?<text:line-break/><text:line-break/></text:span><text:span text:style-name="T107">Befehl2 wird unabhängig von Befehl1 nach diesem ausgeführt.</text:span><text:span text:style-name="T108"><text:line-break/><text:line-break/>25. Was bewirkt "</text:span><text:span text:style-name="T109">xclock&amp;"</text:span><text:span text:style-name="T110">?<text:line-break/><text:line-break/></text:span><text:span text:style-name="T111">Die X-Uhr wird als Hintergrund-Prozess gestartet.</text:span><text:span text:style-name="T112"><text:line-break/><text:line-break/>26. Was bewirkt "</text:span><text:span text:style-name="T113">Befehl1 &amp;&amp; Befehl2"</text:span><text:span text:style-name="T114">?<text:line-break/><text:line-break/></text:span><text:span text:style-name="T115">Befehl2 wird ausgeführt, nachdem Befehl1 erfolgreich ausgeführt wurde.</text:span><text:span text:style-name="T116"><text:line-break/><text:line-break/></text:span><text:span text:style-name="T117">27. Was bewirkt "</text:span><text:span text:style-name="T118">Befehl1 || Befehl2"</text:span><text:span text:style-name="T119">?<text:line-break/><text:line-break/></text:span><text:span text:style-name="T120">Befehl2 wird ausgeführt, nachdem Befehl1 nicht ausgeführt wurde.</text:span><text:span text:style-name="T121"><text:line-break/><text:line-break/></text:span><text:span text:style-name="T122">28. Mit welchem Befehl können Sie sich Ihren Benutzernamen anzeigen lassen?</text:span><text:span text:style-name="T123"><text:line-break/><text:line-break/></text:span><text:span text:style-name="T124">whoami</text:span><text:span text:style-name="T125"><text:line-break/><text:line-break/></text:span><text:span text:style-name="T126">29. Mit welchem Befehl können Sie sich USB-Geräte anzeigen lassen?</text:span><text:span text:style-name="T127"><text:line-break/><text:line-break/></text:span><text:span text:style-name="T128">lsusb</text:span><text:span text:style-name="T129"><text:line-break/><text:line-break/></text:span><text:span text:style-name="T130">30. Welche Funktion haben beim tar-Befehl die Schalter<text:line-break/><text:line-break/>-z<text:tab/></text:span><text:span text:style-name="T131">benutze gzip</text:span><text:span text:style-name="T132"><text:line-break/><text:line-break/></text:span><text:span text:style-name="T133">-j</text:span><text:span text:style-name="T134"><text:tab/></text:span><text:span text:style-name="T135">benutze bzip<text:line-break/></text:span><text:span text:style-name="T136"><text:line-break/>31. Was bewirkt der Befehl "s</text:span><text:span text:style-name="T137">udo gpasswd -a heike Buchhaltung"</text:span><text:span text:style-name="T138">?<text:line-break/><text:line-break/></text:span><text:span text:style-name="T139">heike wird zu den Administratoren der Gruppe "Buchhaltung" hinzugefügt.</text:span><text:span text:style-name="T140"><text:line-break/><text:line-break/></text:span><text:span text:style-name="T141">32. Mit welchem Befehl können Sie die Gruppe Buchhaltung anlegen?</text:span><text:span text:style-name="T142"><text:line-break/><text:line-break/></text:span><text:span text:style-name="T143">addgroup Buchhaltung</text:span><text:span text:style-name="T144"><text:line-break/><text:line-break/></text:span><text:span text:style-name="T145">33. Mit welchem Befehl können Sie sehen in welchen Gruppen heike Mitglied ist?</text:span><text:span text:style-name="T146"/></text:p>
      <text:p text:style-name="P2"><text:span text:style-name="T146"/></text:p>
      <text:p text:style-name="P2"><text:span text:style-name="T147">groups heike</text:span><text:span text:style-name="T1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